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61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28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2.8866in"/>
    </style:style>
    <style:style style:name="co12" style:family="table-column">
      <style:table-column-properties fo:break-before="auto" style:column-width="1.7264in"/>
    </style:style>
    <style:style style:name="co13" style:family="table-column">
      <style:table-column-properties fo:break-before="auto" style:column-width="3.3744in"/>
    </style:style>
    <style:style style:name="co14" style:family="table-column">
      <style:table-column-properties fo:break-before="auto" style:column-width="1.8717in"/>
    </style:style>
    <style:style style:name="co15" style:family="table-column">
      <style:table-column-properties fo:break-before="auto" style:column-width="0.6173in"/>
    </style:style>
    <style:style style:name="co16" style:family="table-column">
      <style:table-column-properties fo:break-before="auto" style:column-width="0.9382in"/>
    </style:style>
    <style:style style:name="co17" style:family="table-column">
      <style:table-column-properties fo:break-before="auto" style:column-width="1.1874in"/>
    </style:style>
    <style:style style:name="co18" style:family="table-column">
      <style:table-column-properties fo:break-before="auto" style:column-width="2.2654in"/>
    </style:style>
    <style:style style:name="co19" style:family="table-column">
      <style:table-column-properties fo:break-before="auto" style:column-width="2.30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Test Cases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" table:default-cell-style-name="ce3"/>
        <table:table-column table:style-name="co8" table:number-columns-repeated="2" table:default-cell-style-name="ce6"/>
        <table:table-column table:style-name="co8" table:number-columns-repeated="1010" table:default-cell-style-name="Default"/>
        <table:table-row table:style-name="ro1">
          <table:table-cell table:style-name="ce1" table:formula="of:=['benchmark-data.csv (linked)'.A1]" office:value-type="string" office:string-value="Test Case ID" calcext:value-type="string">
            <text:p>Test Case ID</text:p>
          </table:table-cell>
          <table:table-cell table:style-name="ce1" table:formula="of:=['benchmark-data.csv (linked)'.B1]" office:value-type="string" office:string-value="Git Branch Name" calcext:value-type="string">
            <text:p>Git Branch Name</text:p>
          </table:table-cell>
          <table:table-cell table:style-name="ce1" table:formula="of:=['benchmark-data.csv (linked)'.C1]" office:value-type="string" office:string-value="Git Commit" calcext:value-type="string">
            <text:p>Git Commit</text:p>
          </table:table-cell>
          <table:table-cell table:style-name="ce1" table:formula="of:=['benchmark-data.csv (linked)'.D1]" office:value-type="string" office:string-value="POM Version" calcext:value-type="string">
            <text:p>POM Version</text:p>
          </table:table-cell>
          <table:table-cell table:style-name="ce1" table:formula="of:=['benchmark-data.csv (linked)'.E1]" office:value-type="string" office:string-value="Environment ID" calcext:value-type="string">
            <text:p>Environment ID</text:p>
          </table:table-cell>
          <table:table-cell table:style-name="ce1" table:formula="of:=['benchmark-data.csv (linked)'.I1]" office:value-type="string" office:string-value="Record Count" calcext:value-type="string">
            <text:p>Record Count</text:p>
          </table:table-cell>
          <table:table-cell table:style-name="ce1" table:formula="of:=['benchmark-data.csv (linked)'.J1]" office:value-type="string" office:string-value="Beneficiary Count" calcext:value-type="string">
            <text:p>Beneficiary Count</text:p>
          </table:table-cell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 Dev</text:p>
          </table:table-cell>
          <table:table-cell table:style-name="ce2" office:value-type="string" calcext:value-type="string">
            <text:p>95% Conf Int</text:p>
          </table:table-cell>
          <table:table-cell table:style-name="ce2" office:value-type="string" calcext:value-type="string">
            <text:p>CI Upper Bound</text:p>
          </table:table-cell>
          <table:table-cell table:style-name="ce5" office:value-type="string" calcext:value-type="string">
            <text:p>Initial Load Hours</text:p>
          </table:table-cell>
          <table:table-cell table:style-name="ce5" office:value-type="string" calcext:value-type="string">
            <text:p>Initial Load Days</text:p>
          </table:table-cell>
          <table:table-cell table:style-name="ce1" table:number-columns-repeated="1010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table:formula="of:=DCOUNT(LinkedBenchmarkData; &quot;Duration&quot;; [.A1:.G2])" office:value-type="float" office:value="9" calcext:value-type="float">
            <text:p>9</text:p>
          </table:table-cell>
          <table:table-cell table:formula="of:=DSUM(LinkedBenchmarkData; &quot;Duration&quot;; [.A1:.G2])/[.H2]" office:value-type="float" office:value="553792.111111111" calcext:value-type="float">
            <text:p>553792</text:p>
          </table:table-cell>
          <table:table-cell table:style-name="ce4" table:formula="of:=DSTDEV(LinkedBenchmarkData; &quot;Duration&quot;; [.A1:.G2])" office:value-type="float" office:value="108549.928042865" calcext:value-type="float">
            <text:p>108550</text:p>
          </table:table-cell>
          <table:table-cell table:formula="of:=CONFIDENCE(0.05;[.J2];[.H2])" office:value-type="float" office:value="70917.9831628098" calcext:value-type="float">
            <text:p>70918</text:p>
          </table:table-cell>
          <table:table-cell table:formula="of:=[.I2]+[.K2]" office:value-type="float" office:value="624710.094273921" calcext:value-type="float">
            <text:p>624710</text:p>
          </table:table-cell>
          <table:table-cell table:formula="of:=([.L2]/[.F2])*[Facts.A2]/1000/60/60" office:value-type="float" office:value="56189.50481812" calcext:value-type="float">
            <text:p>56189.50</text:p>
          </table:table-cell>
          <table:table-cell table:formula="of:=[.M2]/24" office:value-type="float" office:value="2341.22936742167" calcext:value-type="float">
            <text:p>2341.23</text:p>
          </table:table-cell>
          <table:table-cell table:number-columns-repeated="101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</table:table>
      <table:table table:name="Facts" table:style-name="ta1">
        <table:table-column table:style-name="co19" table:default-cell-style-name="Default"/>
        <table:table-row table:style-name="ro2">
          <table:table-cell office:value-type="string" calcext:value-type="string">
            <text:p>Expected # Records for Initial Load</text:p>
          </table:table-cell>
        </table:table-row>
        <table:table-row table:style-name="ro2">
          <table:table-cell table:formula="of:=29000000+(40*29000000)" office:value-type="float" office:value="1189000000" calcext:value-type="float">
            <text:p>1189000000</text:p>
          </table:table-cell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0-03T21:58:19.350438233</dc:date>
    <dc:creator>Karl Davis</dc:creator>
    <meta:editing-duration>PT41M21S</meta:editing-duration>
    <meta:editing-cycles>4</meta:editing-cycles>
    <meta:generator>LibreOffice/4.2.8.2$Linux_X86_64 LibreOffice_project/420m0$Build-2</meta:generator>
    <meta:document-statistic meta:table-count="3" meta:cell-count="167" meta:object-count="0"/>
  </office:meta>
</office:document-meta>
</file>